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e8138" officeooo:paragraph-rsid="001e8138"/>
    </style:style>
    <style:style style:name="P2" style:family="paragraph" style:parent-style-name="Text_20_body">
      <style:text-properties officeooo:paragraph-rsid="0020498f"/>
    </style:style>
    <style:style style:name="P3" style:family="paragraph" style:parent-style-name="Text_20_body">
      <style:text-properties fo:font-style="italic" officeooo:rsid="00218b7c" officeooo:paragraph-rsid="00218b7c" style:font-style-asian="italic" style:font-style-complex="italic"/>
    </style:style>
    <style:style style:name="P4" style:family="paragraph" style:parent-style-name="Text_20_body">
      <style:text-properties officeooo:rsid="00218b7c" officeooo:paragraph-rsid="00218b7c"/>
    </style:style>
    <style:style style:name="T1" style:family="text">
      <style:text-properties officeooo:rsid="001e8138"/>
    </style:style>
    <style:style style:name="T2" style:family="text">
      <style:text-properties officeooo:rsid="00252498"/>
    </style:style>
    <style:style style:name="T3" style:family="text">
      <style:text-properties officeooo:rsid="0026e23d"/>
    </style:style>
    <style:style style:name="T4" style:family="text">
      <style:text-properties officeooo:rsid="002049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Définition et Objectif</text:span></text:h>
      <text:p text:style-name="Text_20_body"><text:span text:style-name="Strong_20_Emphasis">Composite</text:span> est un modèle de conception structurel permettant de composer des objets dans une structure arborescente. Cette approche permet de traiter les objets simples (feuilles) et composés (noeuds composites) de manière uniforme. </text:p>
      <text:p text:style-name="Text_20_body"><text:span text:style-name="Strong_20_Emphasis">Problème initial :</text:span> Je travaille pour une entreprise, ÉquipeRocket, et je veux livrer des boîtes. Chaque boîte peut contenir soit des objets simples (téléphones, ordinateurs, etc.), soit d'autres boîtes. Je dois savoir si je dois prendre soin d'une boîte en fonction de la valeur totale de son contenu, sans avoir à décomposer manuellement toutes les boîtes.</text:p>
      <text:p text:style-name="Horizontal_20_Line"/>
      <text:h text:style-name="Heading_20_3" text:outline-level="3"><text:span text:style-name="Strong_20_Emphasis">Implémentation</text:span></text:h>
      <text:h text:style-name="Heading_20_4" text:outline-level="4"><text:span text:style-name="Strong_20_Emphasis">Approche 1 : Récursivité brute</text:span></text:h>
      <text:p text:style-name="Text_20_body">Cette méthode ouvre chaque boîte pour en extraire les objets, ce qui devient rapidement ingérable pour des structures complexes ou des objets aux valeurs calculées dynamiquement.</text:p>
      <text:p text:style-name="P1">Approche1.java</text:p>
      <text:h text:style-name="Heading_20_4" text:outline-level="4"><text:span text:style-name="Strong_20_Emphasis">Approche 2 : Composite Pattern</text:span></text:h>
      <text:p text:style-name="Text_20_body">La solution consiste à utiliser un modèle Composite où chaque objet (simple ou boîte) implémente une interface commune, simplifiant ainsi le traitement de la hiérarchie.</text:p>
      <text:p text:style-name="P1"><text:span text:style-name="Strong_20_Emphasis"><text:span text:style-name="T1">Approche</text:span></text:span><text:span text:style-name="Strong_20_Emphasis">2</text:span><text:span text:style-name="Strong_20_Emphasis"><text:span text:style-name="T1">.java</text:span></text:span></text:p>
      <text:h text:style-name="Heading_20_3" text:outline-level="3"><text:span text:style-name="Strong_20_Emphasis">Conclusion</text:span></text:h>
      <text:p text:style-name="P2">Le <text:span text:style-name="Strong_20_Emphasis">Composite Pattern</text:span> simplifie la gestion des structures arborescentes complexes en traitant les objets simples et composés de manière uniforme. <text:span text:style-name="T2">Pour faire cela tout les éléments doivent implémenter </text:span><text:span text:style-name="T3"><text:s/>de la même une interface commune</text:span>.Grâce à ce modèle, le client interagit uniquement avec une interface commune, indépendamment de la complexité des <text:span text:style-name="T4">différents </text:span>objets .</text:p>
      <text:p text:style-name="P2"/>
      <text:p text:style-name="P3">Source :</text:p>
      <text:p text:style-name="P4">https://refactoring-guru.translate.goog/design-patterns/composite/java/example?_x_tr_sl=en&amp;_x_tr_tl=fr&amp;_x_tr_hl=fr&amp;_x_tr_pto=rq</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05:23:07.908875736</meta:creation-date>
    <dc:date>2024-12-01T05:43:18.581707631</dc:date>
    <meta:editing-duration>PT9M59S</meta:editing-duration>
    <meta:editing-cycles>2</meta:editing-cycles>
    <meta:generator>LibreOffice/24.8.3.2$Linux_X86_64 LibreOffice_project/e14c9fdd1f585efcbb2c5363087a99d20928d522</meta:generator>
    <meta:document-statistic meta:table-count="0" meta:image-count="0" meta:object-count="0" meta:page-count="1" meta:paragraph-count="14" meta:word-count="212" meta:character-count="1571" meta:non-whitespace-character-count="1371"/>
  </office:meta>
</office:document-meta>
</file>